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erInputStream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aderInputStream.ReaderInputStream(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erInputStream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erInputStream.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aderInputStream.ReaderInputStream( Reader reader ,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aderInputStream.read( byte [ ] b , int off , int le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eaderInputStream.mark( final int lim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aderInputStream.availab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aderInputStream.rea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